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3.889cm"/>
    </style:style>
    <style:style style:name="Table4.B" style:family="table-column">
      <style:table-column-properties style:column-width="13.203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130e04" officeooo:paragraph-rsid="00130e04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3040ef" officeooo:paragraph-rsid="003040ef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18dce8" officeooo:paragraph-rsid="0018dce8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194e1a" officeooo:paragraph-rsid="00194e1a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194e1a" officeooo:paragraph-rsid="001af12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normal" officeooo:rsid="002bf14e" officeooo:paragraph-rsid="002bf14e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bold" officeooo:rsid="001552a3" officeooo:paragraph-rsid="001552a3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bold" officeooo:rsid="002bf14e" officeooo:paragraph-rsid="002bf14e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84c1d" officeooo:paragraph-rsid="00184c1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8dce8" officeooo:paragraph-rsid="0018dce8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9308c" officeooo:paragraph-rsid="0019308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94e1a" officeooo:paragraph-rsid="001af123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e9265" officeooo:paragraph-rsid="001e9265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bold" officeooo:rsid="001e9265" officeooo:paragraph-rsid="00235b62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6a189" officeooo:paragraph-rsid="0016a18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8dce8" officeooo:paragraph-rsid="0018dce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8dce8" officeooo:paragraph-rsid="0038e5b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94e1a" officeooo:paragraph-rsid="00194e1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4d9f6" officeooo:paragraph-rsid="0034d9f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8e5b8" officeooo:paragraph-rsid="0038e5b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5e564" officeooo:paragraph-rsid="0038e5b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f7857" officeooo:paragraph-rsid="003f785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2862ae" officeooo:paragraph-rsid="002b095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194e1a" officeooo:paragraph-rsid="00194e1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2289f3" officeooo:paragraph-rsid="002289f3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2289f3" officeooo:paragraph-rsid="00235b62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94e1a" officeooo:paragraph-rsid="00194e1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 officeooo:rsid="00194e1a" officeooo:paragraph-rsid="00194e1a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officeooo:rsid="002289f3" officeooo:paragraph-rsid="002289f3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2pt" officeooo:rsid="002289f3" officeooo:paragraph-rsid="00235b62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2pt" officeooo:rsid="002559a9" officeooo:paragraph-rsid="002559a9" style:font-size-asian="12pt" style:font-size-complex="12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italic" fo:font-weight="bold" officeooo:rsid="0018dce8" officeooo:paragraph-rsid="0018dce8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8dce8" officeooo:paragraph-rsid="0041bbd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8dce8" officeooo:paragraph-rsid="0044f50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4d9f6" officeooo:paragraph-rsid="0034d9f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35e564" officeooo:paragraph-rsid="0035e56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2b0958" officeooo:paragraph-rsid="002b095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2pt" fo:font-style="normal" fo:font-weight="normal" officeooo:rsid="00194e1a" officeooo:paragraph-rsid="0019308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842cm"/>
        </style:tab-stops>
      </style:paragraph-properties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style:font-name="Times New Roman" fo:font-size="16pt" fo:font-style="normal" fo:font-weight="bold" officeooo:rsid="002559a9" officeooo:paragraph-rsid="002559a9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center" style:justify-single-word="false">
        <style:tab-stops>
          <style:tab-stop style:position="4.842cm"/>
        </style:tab-stops>
      </style:paragraph-properties>
      <style:text-properties fo:font-size="12pt" fo:font-weight="normal" officeooo:rsid="00130e04" officeooo:paragraph-rsid="00130e0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4.842cm"/>
        </style:tab-stops>
      </style:paragraph-properties>
      <style:text-properties style:font-name="Times New Roman" fo:font-size="12pt" fo:font-weight="normal" officeooo:rsid="00130e04" officeooo:paragraph-rsid="00130e04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>
        <style:tab-stops>
          <style:tab-stop style:position="4.842cm"/>
        </style:tab-stops>
      </style:paragraph-properties>
      <style:text-properties style:font-name="Times New Roman" fo:font-size="12pt" fo:font-style="italic" fo:font-weight="bold" officeooo:rsid="00388e9c" officeooo:paragraph-rsid="00388e9c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af123"/>
    </style:style>
    <style:style style:name="T5" style:family="text">
      <style:text-properties fo:font-weight="normal" officeooo:rsid="001af123" style:font-weight-asian="normal" style:font-weight-complex="normal"/>
    </style:style>
    <style:style style:name="T6" style:family="text">
      <style:text-properties fo:font-weight="normal" officeooo:rsid="00235b62" style:font-weight-asian="normal" style:font-weight-complex="normal"/>
    </style:style>
    <style:style style:name="T7" style:family="text">
      <style:text-properties officeooo:rsid="00235b62"/>
    </style:style>
    <style:style style:name="T8" style:family="text">
      <style:text-properties officeooo:rsid="002e1ed6"/>
    </style:style>
    <style:style style:name="T9" style:family="text">
      <style:text-properties officeooo:rsid="002862ae"/>
    </style:style>
    <style:style style:name="T10" style:family="text">
      <style:text-properties officeooo:rsid="0038b4a7"/>
    </style:style>
    <style:style style:name="T11" style:family="text">
      <style:text-properties officeooo:rsid="0038e5b8"/>
    </style:style>
    <style:style style:name="T12" style:family="text">
      <style:text-properties officeooo:rsid="003cc9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0e04" style:font-weight-asian="bold" style:font-weight-complex="bold"/>
    </style:style>
    <style:style style:name="T15" style:family="text">
      <style:text-properties officeooo:rsid="003f7857"/>
    </style:style>
    <style:style style:name="T16" style:family="text">
      <style:text-properties officeooo:rsid="004018a8"/>
    </style:style>
    <style:style style:name="T17" style:family="text">
      <style:text-properties style:font-name="Times New Roman" style:font-size-asian="12pt"/>
    </style:style>
    <style:style style:name="T18" style:family="text">
      <style:text-properties style:font-name="Times New Roman" fo:font-style="italic" style:font-size-asian="12pt" style:font-style-asian="italic" style:font-style-complex="italic"/>
    </style:style>
    <style:style style:name="T19" style:family="text">
      <style:text-properties officeooo:rsid="0041bbd0"/>
    </style:style>
    <style:style style:name="T20" style:family="text">
      <style:text-properties officeooo:rsid="004463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 text:c="2"/><text:span text:style-name="T13"><text:s/></text:span><text:span text:style-name="T14">Obaro I. Johnson</text:span></text:p>
      <text:p text:style-name="P41"><text:span text:style-name="T17">Email: </text:span><text:a xlink:type="simple" xlink:href="mailto:johnson.obaro@hotmail.com" text:style-name="Internet_20_link" text:visited-style-name="Visited_20_Internet_20_Link"><text:span text:style-name="T18">johnson.obaro@hotmail.com</text:span></text:a></text:p>
      <text:p text:style-name="P42"><text:span text:style-name="T3">Phone Number</text:span><text:span text:style-name="T1">: <text:s/>+44(0)7423004067</text:span></text:p>
      <text:p text:style-name="P43">Software Developer/Engineer</text:p>
      <text:p text:style-name="P1"/>
      <text:p text:style-name="P9">Profile</text:p>
      <text:p text:style-name="P7"/>
      <text:p text:style-name="P2">I stud<text:span text:style-name="T10">ied</text:span> computer science at University of West London , <text:span text:style-name="T12">I was fortunate to g</text:span>raduate with ﬁrst class degree<text:span text:style-name="T10">(hons). I have gain some industrial experiences from my education and previous work <text:s/>experiences as </text:span>a software engineer <text:span text:style-name="T8">with </text:span><text:s/>Iris software <text:s/><text:span text:style-name="T10">and also with t</text:span>ripleplay-<text:span text:style-name="T10">s</text:span>ervices <text:span text:style-name="T12">on contract bases</text:span>. <text:span text:style-name="T10">Have also <text:s/>undertaken other different jobs role like </text:span><text:s/>computer instructor, <text:span text:style-name="T10">support workers and hotel receiptionist</text:span>. I’m a quick learner <text:span text:style-name="T10">and also </text:span><text:s/>keen to learn new skills with the ability to work in a challenging environment. <text:span text:style-name="T10">Able to solve complex problem to the best of my knowledge.</text:span></text:p>
      <text:p text:style-name="P15"/>
      <text:p text:style-name="P10"><text:span text:style-name="T19">Base </text:span>Skills</text:p>
      <text:p text:style-name="P15"/>
      <text:p text:style-name="P16">• <text:s/>HTML, CSS, <text:span text:style-name="T11">PHP, </text:span><text:s/>NodeJs, ReactJs, Web API</text:p>
      <text:p text:style-name="P17">• <text:s/>C/C++, <text:span text:style-name="T11">VB.Net , </text:span>Java, <text:span text:style-name="T11">Python</text:span></text:p>
      <text:p text:style-name="P16">• <text:span text:style-name="T12">Win32API and </text:span>QT GUI Framework <text:span text:style-name="T20">for window development</text:span>. </text:p>
      <text:p text:style-name="P16">• Web Services, RestFul API developer </text:p>
      <text:p text:style-name="P34">• Design Pattern, OOP and SOLID Principle, </text:p>
      <text:p text:style-name="P34"><text:s text:c="5"/>MVC Design pattern.</text:p>
      <text:p text:style-name="P17">• <text:span text:style-name="T11">Databases</text:span></text:p>
      <text:p text:style-name="P3"/>
      <text:p text:style-name="P32">Others Skills </text:p>
      <text:p text:style-name="P33">J<text:span text:style-name="T19">Q</text:span>uery,</text:p>
      <text:p text:style-name="P33">C#, .<text:span text:style-name="T19">Net Framework,</text:span></text:p>
      <text:p text:style-name="P16">-Knowledge in Mathematics.</text:p>
      <text:p text:style-name="P16">- <text:span text:style-name="T11">Understanding of </text:span><text:s/>Graphical Hardware <text:span text:style-name="T11">and 3D Programming</text:span>. </text:p>
      <text:p text:style-name="P16">- Problem solving skills,</text:p>
      <text:p text:style-name="P16">- SQL/Mysql <text:span text:style-name="T11">and Oracle</text:span> database</text:p>
      <text:p text:style-name="P16">- <text:s/><text:span text:style-name="T11">Advance Knowledge on </text:span>Relational Database/ Uniform Modeling Language(UML),</text:p>
      <text:p text:style-name="P16">- Embedded System Programming - Amino Settop boxes (IPTV)</text:p>
      <text:p text:style-name="P16">- Knowledge on Supervision Controls SVN, Git. -Basic skills in Forex Trading (Currency).</text:p>
      <text:p text:style-name="P16"/>
      <text:p text:style-name="P11">Working Experience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ompany </text:p>
          </table:table-cell>
          <table:table-cell table:style-name="Table1.A1" office:value-type="string">
            <text:p text:style-name="P24"><text:span text:style-name="T3">Tripleplay-Services <text:s/>(</text:span><text:span text:style-name="T2">4th Apirl 2016 − 12th Auguest 2016</text:span><text:span text:style-name="T3"> )</text:span></text:p>
          </table:table-cell>
        </table:table-row>
        <table:table-row>
          <table:table-cell table:style-name="Table1.A1" office:value-type="string">
            <text:p text:style-name="P27">Role</text:p>
          </table:table-cell>
          <table:table-cell table:style-name="Table1.A1" office:value-type="string">
            <text:p text:style-name="P18">Software Engineer </text:p>
          </table:table-cell>
        </table:table-row>
        <table:table-row>
          <table:table-cell table:style-name="Table1.A1" office:value-type="string">
            <text:p text:style-name="P27">Duties</text:p>
          </table:table-cell>
          <table:table-cell table:style-name="Table1.A1" office:value-type="string">
            <text:p text:style-name="P4">- Maintaining and debugging <text:span text:style-name="T11">existing software to be able to </text:span>reduce system bugs</text:p>
            <text:p text:style-name="P4">- Testing exists system software to <text:span text:style-name="T11">specification and</text:span> requirements</text:p>
            <text:p text:style-name="P4">-Writing and implementing new application features.</text:p>
          </table:table-cell>
        </table:table-row>
      </table:table>
      <text:p text:style-name="P11"><text:s text:c="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Company </text:p>
          </table:table-cell>
          <table:table-cell table:style-name="Table2.A1" office:value-type="string">
            <text:p text:style-name="P12">Iris Software London <text:span text:style-name="T4">(</text:span><text:span text:style-name="T2">4th August 2014 to 26th September 2014</text:span><text:span text:style-name="T5">)</text:span></text:p>
          </table:table-cell>
        </table:table-row>
        <table:table-row>
          <table:table-cell table:style-name="Table2.A1" office:value-type="string">
            <text:p text:style-name="P28">Role</text:p>
          </table:table-cell>
          <table:table-cell table:style-name="Table2.A1" office:value-type="string">
            <text:p text:style-name="P18">C+ + /C# Software Engineer </text:p>
          </table:table-cell>
        </table:table-row>
        <table:table-row>
          <table:table-cell table:style-name="Table2.A1" office:value-type="string">
            <text:p text:style-name="P28">Duties</text:p>
          </table:table-cell>
          <table:table-cell table:style-name="Table2.A1" office:value-type="string">
            <text:p text:style-name="P5"><text:s/>− Debugging and reducing existing system bugs</text:p>
            <text:p text:style-name="P5"><text:s/>− Integrating new features into existing product</text:p>
            <text:p text:style-name="P5"><text:s/>− Implementing POC for new features</text:p>
          </table:table-cell>
        </table:table-row>
      </table:table>
      <text:p text:style-name="P11"/>
      <text:p text:style-name="P38"><text:soft-page-break/></text:p>
      <text:p text:style-name="P13">Education History</text:p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Institution</text:p>
          </table:table-cell>
          <table:table-cell table:style-name="Table3.A1" office:value-type="string">
            <text:p text:style-name="P25">West London University <text:s/>(Comp. Science) 1st class(Hons.)</text:p>
          </table:table-cell>
        </table:table-row>
        <table:table-row>
          <table:table-cell table:style-name="Table3.A1" office:value-type="string">
            <text:p text:style-name="P29">Period </text:p>
          </table:table-cell>
          <table:table-cell table:style-name="Table3.A1" office:value-type="string">
            <text:p text:style-name="P29">2012 – 2015</text:p>
          </table:table-cell>
        </table:table-row>
        <table:table-row>
          <table:table-cell table:style-name="Table3.A1" office:value-type="string">
            <text:p text:style-name="P29">Subject Includes</text:p>
          </table:table-cell>
          <table:table-cell table:style-name="Table3.A1" office:value-type="string">
            <text:p text:style-name="P29">- Grid Computing</text:p>
            <text:p text:style-name="P29">- Distributing System </text:p>
            <text:p text:style-name="P29">- Functional Programming </text:p>
            <text:p text:style-name="P29">- Object Oriented Programming </text:p>
            <text:p text:style-name="P29">- Database designed and Modelling. <text:s/></text:p>
            <text:p text:style-name="P29">- Middle-ware programming </text:p>
            <text:p text:style-name="P29">- Databases and SQL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Institution</text:p>
          </table:table-cell>
          <table:table-cell table:style-name="Table4.A1" office:value-type="string">
            <text:p text:style-name="P26"><text:span text:style-name="T7">Auchi Polytechnic</text:span> <text:s/>(Comp. Science) <text:span text:style-name="T6">[Upper credit 3.36]</text:span></text:p>
          </table:table-cell>
        </table:table-row>
        <table:table-row>
          <table:table-cell table:style-name="Table4.A1" office:value-type="string">
            <text:p text:style-name="P30">Period </text:p>
          </table:table-cell>
          <table:table-cell table:style-name="Table4.A1" office:value-type="string">
            <text:p text:style-name="P30">20<text:span text:style-name="T7">08</text:span> – 201<text:span text:style-name="T7">1</text:span></text:p>
          </table:table-cell>
        </table:table-row>
        <table:table-row>
          <table:table-cell table:style-name="Table4.A1" office:value-type="string">
            <text:p text:style-name="P30">Subject Includes</text:p>
          </table:table-cell>
          <table:table-cell table:style-name="Table4.A1" office:value-type="string">
            <text:p text:style-name="P31">• System Design &amp; Development </text:p>
            <text:p text:style-name="P31">• Research Methods </text:p>
            <text:p text:style-name="P31">• Functional Programming </text:p>
            <text:p text:style-name="P31">• Principles of Accounting I </text:p>
            <text:p text:style-name="P31">• Descriptive Mathematics and Statistical Theory. </text:p>
            <text:p text:style-name="P31">• Linear Programming </text:p>
            <text:p text:style-name="P31">• Databases and SQL</text:p>
            <text:p text:style-name="P31">• English I &amp; II</text:p>
          </table:table-cell>
        </table:table-row>
      </table:table>
      <text:p text:style-name="P14"/>
      <text:p text:style-name="P40">Projects</text:p>
      <text:p text:style-name="P40"/>
      <text:p text:style-name="P19">IPTV Middleware</text:p>
      <text:p text:style-name="P19"><text:s text:c="8"/>I was work<text:span text:style-name="T16">ing</text:span> with IPTV Software at tripleplay-services, where must of <text:span text:style-name="T15">my</text:span> job is to <text:span text:style-name="T11">work alongside with the team to </text:span>develop and maintain an exists system components.</text:p>
      <text:p text:style-name="P19">Account Production &amp; Tax Software.</text:p>
      <text:p text:style-name="P19"/>
      <text:p text:style-name="P19"><text:s/>At Iris I was working <text:s/><text:span text:style-name="T11">alonside with the d</text:span>evelopment <text:span text:style-name="T11">t</text:span>eam <text:span text:style-name="T11">to port existing </text:span>legacy code, <text:span text:style-name="T15">and </text:span><text:s/>maintaining the new existing system components for the Account <text:span text:style-name="T15">p</text:span>roduction <text:span text:style-name="T11">Suit</text:span>.</text:p>
      <text:p text:style-name="P19"/>
      <text:p text:style-name="P36">Personal Projects </text:p>
      <text:p text:style-name="P20">Flight Management System,</text:p>
      <text:p text:style-name="P21">2). <text:span text:style-name="T9">Front-End Compiler,</text:span></text:p>
      <text:p text:style-name="P21">3).<text:span text:style-name="T9">Ticket Management System.</text:span></text:p>
      <text:p text:style-name="P22">4) Binary Calculator and Car Management System.</text:p>
      <text:p text:style-name="P23"/>
      <text:p text:style-name="P37">Source Controls</text:p>
      <text:p text:style-name="P6">http : //github.com/miljimo and</text:p>
      <text:p text:style-name="P6">http : //github.com/jimobama.</text:p>
      <text:p text:style-name="P8">Hobbies</text:p>
      <text:p text:style-name="P6">Enjoy programming (artifects), <text:span text:style-name="T12">Researching and sometimes playing</text:span> table tennis, basket ball at leisure time.</text:p>
      <text:p text:style-name="P8">References</text:p>
      <text:p text:style-name="P6">Will be provided 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4:47.473000000</meta:creation-date>
    <dc:date>2016-11-15T13:51:24.591000000</dc:date>
    <meta:editing-duration>P3DT37M45S</meta:editing-duration>
    <meta:editing-cycles>47</meta:editing-cycles>
    <meta:generator>LibreOffice/4.4.1.2$Windows_x86 LibreOffice_project/45e2de17089c24a1fa810c8f975a7171ba4cd432</meta:generator>
    <meta:document-statistic meta:table-count="4" meta:image-count="0" meta:object-count="0" meta:page-count="2" meta:paragraph-count="85" meta:word-count="483" meta:character-count="3280" meta:non-whitespace-character-count="2815"/>
  </office:meta>
</office:document-meta>
</file>